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.25in" fo:margin-right="0in" fo:text-align="start" style:justify-single-word="false" fo:text-indent="0in" style:auto-text-indent="false" style:text-autospace="none"/>
      <style:text-properties fo:color="#000000" style:font-name="Thorndale" fo:font-size="12pt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fo:color="#000000"/>
    </style:style>
    <style:style style:name="T2" style:family="text">
      <style:text-properties fo:color="#7f0055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ob's Random Notes on SQuirreL Development:</text:p>
      <text:p text:style-name="Standard"/>
      <text:p text:style-name="Standard">This document is a simple collection of observations I've made while developing SQuirreL that might be useful to people that are trying to 'grok' the code.</text:p>
      <text:p text:style-name="Standard"/>
      <text:list text:style-name="L1">
        <text:list-item>
          <text:p text:style-name="P1">fw module is an independent library of code related to handling SQL and database objects presented by JDBC. <text:s/>It must not reference any classes that are located in either the app module or any of the plugins. <text:s/>Typically, it is rare to find GUI widgets or components here, since the app module has a UI framework that is specifically designed to aid development of the SQuirreL UI.</text:p>
        </text:list-item>
      </text:list>
      <text:p text:style-name="Standard"/>
      <text:list text:style-name="L2">
        <text:list-item>
          <text:p text:style-name="P2">If you have no clue where to look for code that implements a certain feature, find the trigger point in the application (e.g. a menu item that is clicked on to access the feature). <text:s/>Search *.properties for the label of the trigger point. <text:s/>Typically it will be found in a file called I18NStrings.properties (If not, this is probably a bug – search the code for the hard-coded trigger point label and if it is found, submit a bug report with a patch; study the code that has the hard-coded label). <text:s/>Use the key in the properties file to locate the class that accesses the label and study the code where it is found.</text:p>
        </text:list-item>
      </text:list>
      <text:p text:style-name="Standard"/>
      <text:p text:style-name="P3"><text:span text:style-name="T1"/></text:p>
      <text:p text:style-name="Standard"/>
      <text:list text:style-name="L2">
        <text:list-item>
          <text:p text:style-name="P2">If you have a piece of code in fw that interacts with the database and can take a long time to complete (especially if it's a per-object piece of code and there are multiple objects to process), you will want to provide the user some feedback of how it's going. <text:s/>However, popping up a progress dialog in the fw code is unwise, since the UI components that are needed for rendering the dialog are located in the app module. <text:s/>This is the purpose of the ProgressCallBack interface which has only one method: <text:s/></text:p>
        </text:list-item>
      </text:list>
      <text:p text:style-name="P4"/>
      <text:p text:style-name="P5"><text:span text:style-name="T2"><text:tab/>void</text:span> currentlyLoading(String simpleName);</text:p>
      <text:p text:style-name="P5"/>
      <text:p text:style-name="P6">The method can be implemented by some class in the app module; then the method in fw that is long-running can be modified to accept a ProgressCallBack implementation and the fw method can call 'currentlyLoading' each time it starts processing the next db object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7-03-12T04:51:37</meta:creation-date>
    <dc:date>2007-03-12T05:14:31</dc:date>
    <dc:language>en-US</dc:language>
    <meta:editing-cycles>9</meta:editing-cycles>
    <meta:editing-duration>PT23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55" meta:character-count="1999"/>
  </office:meta>
</office:document-meta>
</file>